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serHTMLParser.getEmbeddedResourceURLs( byte [ ] html , URL baseUrl , URLCollection ur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mlParserHTMLParser.parseNodes( final NodeIterator e , final URLPointer baseUrl , final URLCollection urls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">
            <text:p text:style-name="Table_20_Contents">5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HtmlParserHTMLParser.HtmlParserHT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ointer.URLPointer( URL n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HTMLParser.isReus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